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f" svg:font-family="Alef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120%" fo:orphans="2" fo:widows="2" fo:text-indent="0cm" style:auto-text-indent="false"/>
      <style:text-properties fo:font-variant="normal" fo:text-transform="none" fo:color="#8e86ae" loext:opacity="100%" style:font-name="Alef" fo:font-size="12pt" fo:letter-spacing="normal" fo:font-style="normal" fo:font-weight="normal" fo:background-color="#ff0000" style:font-size-asian="12pt" style:font-size-complex="12pt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line-height="120%" fo:orphans="2" fo:widows="2" fo:text-indent="0cm" style:auto-text-indent="false"/>
      <style:text-properties fo:font-variant="normal" fo:text-transform="none" fo:color="#8e86ae" loext:opacity="100%" style:font-name="Alef" fo:font-size="12pt" fo:letter-spacing="normal" fo:font-style="normal" fo:font-weight="normal" style:font-size-asian="12pt" style:font-size-complex="12pt"/>
    </style:style>
    <style:style style:name="P3" style:family="paragraph" style:parent-style-name="Heading_20_1">
      <style:paragraph-properties fo:margin-left="0cm" fo:margin-right="0cm" fo:margin-top="0cm" fo:margin-bottom="0.247cm" style:contextual-spacing="false" fo:line-height="120%" fo:orphans="2" fo:widows="2" fo:text-indent="0cm" style:auto-text-indent="false"/>
      <style:text-properties fo:font-variant="normal" fo:text-transform="none" fo:color="#8e86ae" loext:opacity="100%" style:font-name="Alef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8e86ae" loext:opacity="100%" style:font-name="Alef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8e86ae" loext:opacity="100%" style:font-name="Alef" fo:font-size="12pt" fo:letter-spacing="normal" fo:font-style="normal" fo:font-weight="normal" officeooo:paragraph-rsid="001b2373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8e86ae" loext:opacity="100%" style:font-name="Alef" fo:font-size="12pt" fo:letter-spacing="normal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Alef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Alef" fo:font-size="12pt" fo:letter-spacing="normal" fo:font-style="normal" fo:font-weight="normal" officeooo:rsid="000cda63" officeooo:paragraph-rsid="000cda63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69a2e" loext:opacity="100%" style:font-name="Alef" fo:font-size="12pt" fo:letter-spacing="normal" fo:font-style="normal" fo:font-weight="normal" officeooo:rsid="000cda63" officeooo:paragraph-rsid="000cda63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color="#8e86ae" loext:opacity="100%" style:font-name="Alef" fo:font-size="12pt" style:font-size-asian="12pt" style:font-size-complex="12pt"/>
    </style:style>
    <style:style style:name="P11" style:family="paragraph" style:parent-style-name="Heading_20_3">
      <style:text-properties fo:color="#069a2e" loext:opacity="100%"/>
    </style:style>
    <style:style style:name="P12" style:family="paragraph" style:parent-style-name="Text_20_body">
      <style:text-properties fo:color="#069a2e" loext:opacity="100%"/>
    </style:style>
    <style:style style:name="P13" style:family="paragraph" style:parent-style-name="Text_20_body">
      <style:text-properties fo:color="#069a2e" loext:opacity="100%" officeooo:rsid="000f85bd" officeooo:paragraph-rsid="000f85bd"/>
    </style:style>
    <style:style style:name="P14" style:family="paragraph" style:parent-style-name="Text_20_body">
      <style:paragraph-properties fo:margin-top="0cm" fo:margin-bottom="0cm" style:contextual-spacing="false"/>
      <style:text-properties fo:color="#069a2e" loext:opacity="100%"/>
    </style:style>
    <style:style style:name="P15" style:family="paragraph" style:parent-style-name="Standard">
      <style:text-properties style:font-name="Alef" fo:font-size="12pt" style:font-size-asian="12pt" style:font-size-complex="12pt"/>
    </style:style>
    <style:style style:name="P16" style:family="paragraph" style:parent-style-name="normal">
      <style:paragraph-properties fo:margin-top="0.303cm" fo:margin-bottom="0cm" style:contextual-spacing="false" fo:line-height="100%" fo:text-align="justify" style:justify-single-word="false" fo:orphans="0" fo:widows="0"/>
      <style:text-properties officeooo:paragraph-rsid="000fbbb0"/>
    </style:style>
    <style:style style:name="P17" style:family="paragraph" style:parent-style-name="normal">
      <style:paragraph-properties fo:margin-top="0.303cm" fo:margin-bottom="0cm" style:contextual-spacing="false" fo:line-height="115%" fo:text-align="justify" style:justify-single-word="false" fo:orphans="0" fo:widows="0"/>
      <style:text-properties officeooo:paragraph-rsid="0012148e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P19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1b2373"/>
    </style:style>
    <style:style style:name="P20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1bc6b5"/>
    </style:style>
    <style:style style:name="P2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1bcb2e"/>
    </style:style>
    <style:style style:name="P2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1e7ff3"/>
    </style:style>
    <style:style style:name="P24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8e86ae" loext:opacity="100%" style:font-name="Alef" fo:font-size="12pt" fo:letter-spacing="normal" fo:font-style="normal" fo:font-weight="normal" style:font-size-asian="12pt" style:font-size-complex="12pt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paragraph-properties fo:margin-top="0cm" fo:margin-bottom="0cm" style:contextual-spacing="false"/>
    </style:style>
    <style:style style:name="P27" style:family="paragraph" style:parent-style-name="Text_20_body" style:list-style-name="L2">
      <style:paragraph-properties fo:margin-top="0cm" fo:margin-bottom="0cm" style:contextual-spacing="false"/>
      <style:text-properties fo:color="#069a2e" loext:opacity="100%"/>
    </style:style>
    <style:style style:name="P28" style:family="paragraph" style:parent-style-name="Text_20_body" style:list-style-name="L2">
      <style:text-properties fo:color="#069a2e" loext:opacity="100%"/>
    </style:style>
    <style:style style:name="P29" style:family="paragraph" style:parent-style-name="Text_20_body" style:list-style-name="L3">
      <style:paragraph-properties fo:margin-top="0cm" fo:margin-bottom="0cm" style:contextual-spacing="false"/>
      <style:text-properties fo:color="#069a2e" loext:opacity="100%"/>
    </style:style>
    <style:style style:name="P30" style:family="paragraph" style:parent-style-name="Text_20_body" style:list-style-name="L3">
      <style:text-properties fo:color="#069a2e" loext:opacity="100%"/>
    </style:style>
    <style:style style:name="P31" style:family="paragraph" style:parent-style-name="Text_20_body" style:list-style-name="L4">
      <style:paragraph-properties fo:margin-top="0cm" fo:margin-bottom="0cm" style:contextual-spacing="false"/>
      <style:text-properties fo:color="#069a2e" loext:opacity="100%"/>
    </style:style>
    <style:style style:name="P32" style:family="paragraph" style:parent-style-name="Text_20_body" style:list-style-name="L4">
      <style:text-properties fo:color="#069a2e" loext:opacity="100%"/>
    </style:style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color="#8e86ae" loext:opacity="100%" style:font-name="Alef" fo:font-size="12pt" fo:letter-spacing="normal" style:font-size-asian="12pt" style:font-size-complex="12pt"/>
    </style:style>
    <style:style style:name="T5" style:family="text">
      <style:text-properties fo:font-variant="normal" fo:text-transform="none" fo:color="#8e86ae" loext:opacity="100%" style:font-name="Ale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8e86ae" loext:opacity="100%" style:font-name="Alef" fo:font-size="12pt" fo:letter-spacing="normal" fo:font-style="normal" fo:font-weight="normal" officeooo:rsid="001f8913" style:font-size-asian="12pt" style:font-size-complex="12pt"/>
    </style:style>
    <style:style style:name="T7" style:family="text">
      <style:text-properties fo:font-variant="normal" fo:text-transform="none" style:use-window-font-color="true" loext:opacity="0%" style:font-name="Ale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style:use-window-font-color="true" loext:opacity="0%" style:font-name="Inter" fo:font-size="10pt" fo:letter-spacing="normal" fo:font-style="normal" fo:font-weight="normal" style:font-size-asian="10pt" style:font-style-asian="normal" style:font-weight-asian="normal" style:font-size-complex="12pt"/>
    </style:style>
    <style:style style:name="T9" style:family="text">
      <style:text-properties fo:color="#069a2e" loext:opacity="100%"/>
    </style:style>
    <style:style style:name="T10" style:family="text">
      <style:text-properties fo:color="#069a2e" loext:opacity="100%" officeooo:rsid="001fade4"/>
    </style:style>
    <style:style style:name="T11" style:family="text">
      <style:text-properties fo:color="#666666" loext:opacity="100%" style:font-name="Arial" fo:font-size="13pt" fo:background-color="#ffffff" loext:char-shading-value="0" style:font-name-asian="Arial1" style:font-size-asian="13pt" style:font-name-complex="Arial1" style:font-size-complex="13pt"/>
    </style:style>
    <style:style style:name="T12" style:family="text">
      <style:text-properties fo:color="#222222" loext:opacity="100%" style:font-name="Arial" fo:font-size="12pt" fo:background-color="#ffffff" loext:char-shading-value="0" style:font-name-asian="Arial1" style:font-size-asian="12pt" style:font-name-complex="Arial1" style:font-size-complex="12pt"/>
    </style:style>
    <style:style style:name="T13" style:family="text">
      <style:text-properties fo:color="#222222" loext:opacity="100%" style:font-name="Arial" fo:font-size="12pt" officeooo:rsid="00114d02" fo:background-color="#ffffff" loext:char-shading-value="0" style:font-name-asian="Arial1" style:font-size-asian="12pt" style:font-name-complex="Arial1" style:font-size-complex="12pt"/>
    </style:style>
    <style:style style:name="T14" style:family="text">
      <style:text-properties fo:color="#222222" loext:opacity="100%" style:font-name="Arial" fo:font-size="12pt" officeooo:rsid="0011bdf6" fo:background-color="#ffffff" loext:char-shading-value="0" style:font-name-asian="Arial1" style:font-size-asian="12pt" style:font-name-complex="Arial1" style:font-size-complex="12pt"/>
    </style:style>
    <style:style style:name="T15" style:family="text">
      <style:text-properties style:use-window-font-color="true" loext:opacity="0%" style:font-name="Inter" fo:font-size="10pt" fo:font-style="normal" fo:font-weight="normal" style:font-size-asian="10pt" style:font-style-asian="normal" style:font-weight-asian="normal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 Розробити модуль Лікарня</text:h>
      <text:h text:style-name="P3" text:outline-level="1">Вимоги</text:h>
      <text:h text:style-name="P2" text:outline-level="2">Моделі</text:h>
      <text:p text:style-name="P4">До всіх моделей в завданні треба створювати прості перегляди списком та форми для редагування, а також надати права базовому користувачу.</text:p>
      <text:p text:style-name="P19"><text:span text:style-name="T4">● </text:span><text:span text:style-name="T5">Створити модель Пацієнт </text:span><text:span text:style-name="Source_20_Text"><text:span text:style-name="T1">hospital.patient</text:span></text:span><text:span text:style-name="T5">, що містить дані про: ПІБ, стать, дату народження, вік, паспортні дані, контактну особу</text:span></text:p>
      <text:p text:style-name="P19"><text:span text:style-name="T4">● </text:span><text:span text:style-name="T5">Створити модель Лікар </text:span><text:span text:style-name="Source_20_Text"><text:span text:style-name="T1">hospital.doctor</text:span></text:span><text:span text:style-name="T5">, що містить дані про: ПІБ, спеціальність</text:span></text:p>
      <text:p text:style-name="P19"><text:span text:style-name="T4">● </text:span><text:span text:style-name="T5">Створити модель Діагноз </text:span><text:span text:style-name="T1">hospital.diagnosis</text:span><text:span text:style-name="T5">, що містить дані про: лікаря, пацієнта, хворобу, призначене</text:span></text:p>
      <text:p text:style-name="P4">лікування, дату діагностування</text:p>
      <text:p text:style-name="P19"><text:span text:style-name="T4">● </text:span><text:span text:style-name="T5">Створити абстрактну модель особи </text:span><text:span text:style-name="T1">hospital.person</text:span><text:span text:style-name="T5">, що містить ПІБ, телефон, емейл, фото, стать, унаслідувати від неї моделі Лікар, Пацієнт, Контактна особа</text:span></text:p>
      <text:p text:style-name="P19"><text:span text:style-name="T4">● </text:span><text:span text:style-name="T5">Створити модель Довідник хвороб </text:span><text:span text:style-name="T1">hospital.disease.directory</text:span><text:span text:style-name="T5">, використати його в діагнозі</text:span></text:p>
      <text:p text:style-name="P19"><text:span text:style-name="T4">● </text:span><text:span text:style-name="T5">Створити ієрархічний каталог типів хвороб </text:span><text:span text:style-name="T1">hospital.disease.type</text:span><text:span text:style-name="T5">, додати в нього хвороби</text:span></text:p>
      <text:p text:style-name="P6">● <text:span text:style-name="T1">Зробити вік пацієнта розрахунковим полем</text:span></text:p>
      <text:p text:style-name="P19"><text:span text:style-name="T4">● </text:span><text:span text:style-name="T5">Зробити модель Відвідування лікаря </text:span><text:span text:style-name="T6">doctor</text:span><text:span text:style-name="Source_20_Text"><text:span text:style-name="T1">.appointment</text:span></text:span></text:p>
      <text:p text:style-name="P5">, що містить дані про лікаря, пацієнта, дату, час прийому, діагноз, рекомендації</text:p>
      <text:p text:style-name="P6">● <text:span text:style-name="T1">Додати до моделі Пацієнт персонального лікаря</text:span></text:p>
      <text:p text:style-name="P20"><text:span text:style-name="T4">● </text:span><text:span text:style-name="T5">Створити модель Історія персонального лікаря </text:span><text:span text:style-name="T1">hospital.doctor.history</text:span><text:span text:style-name="T5">, що містить дані про пацієнта, лікаря, дату призначення</text:span></text:p>
      <text:p text:style-name="P6">● <text:span text:style-name="T1">При зміні персонального лікаря має автоматично створювати запис в історію призначення</text:span></text:p>
      <text:p text:style-name="P6">● <text:span text:style-name="T1">Розширити модель Лікар полем інтерн, який має лікаря-ментора, причому для всіх діагнозів, які ставить інтерн, лікар-ментор має написати коментар</text:span></text:p>
      <text:p text:style-name="P6"><text:soft-page-break/>● <text:span text:style-name="T1">Заборонити вибір інтерна в якості лікаря-ментора</text:span></text:p>
      <text:p text:style-name="P20"><text:span text:style-name="T4">● </text:span><text:span text:style-name="T5">Зробити модель Дослідження </text:span><text:span text:style-name="T1">hospital.investigation</text:span><text:span text:style-name="T5">, яка містить дані про пацієнта, тип досліджень, лікаря, який призначив, зразок, висновки</text:span></text:p>
      <text:p text:style-name="P21"><text:span text:style-name="T4">● </text:span><text:span text:style-name="T5">Зробити ієрархічну модель типів досліджень </text:span></text:p>
      <text:p text:style-name="P22"><text:span text:style-name="T4">● </text:span><text:span text:style-name="T5">Зробити модель типів зразків </text:span><text:span text:style-name="Source_20_Text"><text:span text:style-name="T1">hospital.sample.type</text:span></text:span></text:p>
      <text:p text:style-name="P6">● <text:span text:style-name="T1">Пов’язати дослідження з відвідуваннями лікаря, лікар може призначити декілька досліджень</text:span></text:p>
      <text:p text:style-name="P6">● <text:span text:style-name="T1">Пов’язати дослідження з діагнозами</text:span></text:p>
      <text:p text:style-name="P20"><text:span text:style-name="T4">● </text:span><text:span text:style-name="T5">Створити модель розклад лікаря </text:span><text:span text:style-name="Source_20_Text"><text:span text:style-name="T1">hospital.doctor.schedule</text:span></text:span><text:span text:style-name="T5">, що містить лікаря, дату, години прийому. Додати перевірку щоб години прийому не повторювались</text:span></text:p>
      <text:p text:style-name="P22"><text:span text:style-name="T4">● </text:span><text:span text:style-name="T5">Розширити модуль Відвідування лікарі </text:span><text:span text:style-name="T1">hospital.appointment </text:span><text:span text:style-name="T5">можливістю запису на прийом. Додати перевірку, щоб не можна було записати на той самий час двічі. Додати поле де відмічається чи прийом відбувся</text:span></text:p>
      <text:p text:style-name="P6">● <text:span text:style-name="T1">Заборонити змінювати час/дату/лікаря прийому, що відбувся</text:span></text:p>
      <text:p text:style-name="P10"><text:span text:style-name="T2">● </text:span><text:span text:style-name="T3">Заборонити видаляти або архівувати відвідування з діагнозами</text:span></text:p>
      <text:h text:style-name="P2" text:outline-level="2">Візарди</text:h>
      <text:p text:style-name="P23"><text:span text:style-name="T5">1) Створити візард для масового переназначення персонального лікаря </text:span><text:span text:style-name="T8">AssignNewDoctorWizard</text:span><text:span text:style-name="T7">. </text:span><text:span text:style-name="T5">Візард повинен викликатися з перегляду "list" моделі "Пацієнт".</text:span></text:p>
      <text:p text:style-name="P23"><text:span text:style-name="T5">2) Створити візард переносу запису до лікаря </text:span><text:span text:style-name="T8">RescheduleAppointmentWizard</text:span><text:span text:style-name="T7">,</text:span><text:span text:style-name="T5"> що звільняє час і записує на інший час/дату/лікаря</text:span></text:p>
      <text:p text:style-name="P23"><text:span text:style-name="T5">3) Створити візард для заповнення часу приймання лікаря </text:span><text:span text:style-name="T15">DoctorScheduleWizard </text:span><text:span text:style-name="T5">на тиждень, зробити можливість заповнювати різні розклади на парний/непарний тижні</text:span></text:p>
      <text:h text:style-name="P2" text:outline-level="2">Звіти</text:h>
      <text:p text:style-name="P4">1) Створити звіт хвороб за місяць, який є тимчасовою моделлю, з вибором року і місяця, яка розраховує хвороби та кількість діагнозів цієї хвороби. Візард повинен викликатися з перегляду "list та form" моделі "Лікар" з системного <text:soft-page-break/>пункту меню "Друк" (Print), і також з окремого пункту меню модуля "Лікарня" (бажано додати окремий загальний пункт "Звітність" та до нього додати виклик візарду).</text:p>
      <text:h text:style-name="P1" text:outline-level="1">2. Фіксація резальтатів</text:h>
      <text:list text:style-name="L1">
        <text:list-item>
          <text:p text:style-name="P24">Як і в попередньому завданні зберігайте код та скріншоти у вашому репозиторії</text:p>
        </text:list-item>
        <text:list-item>
          <text:p text:style-name="P24">Термін виконання 16.09</text:p>
        </text:list-item>
      </text:list>
      <text:p text:style-name="P8">========================================================================</text:p>
      <text:p text:style-name="P9">Щоб розробити модуль "Лікарня" для Odoo 17 на основі вашого завдання, можна використовувати наступну структуру:</text:p>
      <text:h text:style-name="P11" text:outline-level="3">Моделі</text:h>
      <text:list text:style-name="L2">
        <text:list-item>
          <text:p text:style-name="P25"><text:span text:style-name="Strong_20_Emphasis"><text:span text:style-name="T9">Абстрактна модель </text:span></text:span><text:span text:style-name="Strong_20_Emphasis"><text:span text:style-name="Source_20_Text"><text:span text:style-name="T9">Person</text:span></text:span></text:span><text:span text:style-name="Strong_20_Emphasis"><text:span text:style-name="T9">:</text:span></text:span></text:p>
          <text:list>
            <text:list-item>
              <text:p text:style-name="P27">Поля: ПІБ (name), стать (gender), телефон (phone), емейл (email), фото (image).</text:p>
            </text:list-item>
            <text:list-item>
              <text:p text:style-name="P27">Наслідування: Використовується як основа для моделей Лікар, Пацієнт та Контактна особа.</text:p>
            </text:list-item>
          </text:list>
        </text:list-item>
      </text:list>
      <text:p text:style-name="P14"/>
      <text:p text:style-name="P14"/>
      <text:list text:continue-numbering="true" text:style-name="L2">
        <text:list-item>
          <text:p text:style-name="P25"><text:span text:style-name="Strong_20_Emphasis"><text:span text:style-name="T9">Модель </text:span></text:span><text:span text:style-name="Strong_20_Emphasis"><text:span text:style-name="Source_20_Text"><text:span text:style-name="T9">Patient</text:span></text:span></text:span><text:span text:style-name="Strong_20_Emphasis"><text:span text:style-name="T9">:</text:span></text:span></text:p>
          <text:list>
            <text:list-item>
              <text:p text:style-name="P27">Поля: дата народження (birth_date), вік (age - обчислюване поле), паспортні дані (passport_data), контактна особа (related_contact), персональний лікар (doctor).</text:p>
            </text:list-item>
            <text:list-item>
              <text:p text:style-name="P26"><text:span text:style-name="T9">Наслідування: від моделі </text:span><text:span text:style-name="Source_20_Text"><text:span text:style-name="T9">Person</text:span></text:span><text:span text:style-name="T9">.</text:span></text:p>
            </text:list-item>
            <text:list-item>
              <text:p text:style-name="P27">Автоматичне розрахування віку на основі дати народження.</text:p>
            </text:list-item>
          </text:list>
        </text:list-item>
      </text:list>
      <text:p text:style-name="P14"/>
      <text:p text:style-name="P18"><text:span text:style-name="T9">Ось приклад коду для створення моделі </text:span><text:span text:style-name="Source_20_Text"><text:span text:style-name="T9">Patient</text:span></text:span><text:span text:style-name="T9"> в Odoo, яка наслідує від абстрактної моделі </text:span><text:span text:style-name="Source_20_Text"><text:span text:style-name="T9">Person</text:span></text:span><text:span text:style-name="T9"> та має обчислюване поле для віку.</text:span></text:p>
      <text:p text:style-name="P14"/>
      <text:list text:continue-numbering="true" text:style-name="L2">
        <text:list-item>
          <text:p text:style-name="P25"><text:span text:style-name="Strong_20_Emphasis"><text:span text:style-name="T9">Модель </text:span></text:span><text:span text:style-name="Strong_20_Emphasis"><text:span text:style-name="Source_20_Text"><text:span text:style-name="T9">Doctor</text:span></text:span></text:span><text:span text:style-name="Strong_20_Emphasis"><text:span text:style-name="T9">:</text:span></text:span></text:p>
          <text:list>
            <text:list-item>
              <text:p text:style-name="P27">Поля: спеціальність (specialization), інтерн (intern), ментор (mentor).</text:p>
            </text:list-item>
            <text:list-item>
              <text:p text:style-name="P26"><text:span text:style-name="T9">Наслідування: від моделі </text:span><text:span text:style-name="Source_20_Text"><text:span text:style-name="T9">Person</text:span></text:span><text:span text:style-name="T9">.</text:span></text:p>
            </text:list-item>
            <text:list-item>
              <text:p text:style-name="P27">Валідація: заборонити вибір інтерна в якості ментора.</text:p>
            </text:list-item>
            <text:list-item>
              <text:p text:style-name="P27">Поле для коментарів ментора для діагнозів інтерна.</text:p>
            </text:list-item>
          </text:list>
        </text:list-item>
        <text:list-item>
          <text:p text:style-name="P25"><text:span text:style-name="Strong_20_Emphasis"><text:span text:style-name="T9">Модель </text:span></text:span><text:span text:style-name="Strong_20_Emphasis"><text:span text:style-name="Source_20_Text"><text:span text:style-name="T9">Diagnosis</text:span></text:span></text:span><text:span text:style-name="Strong_20_Emphasis"><text:span text:style-name="T9">:</text:span></text:span></text:p>
          <text:list>
            <text:list-item>
              <text:p text:style-name="P27">Поля: лікар (doctor), пацієнт (patient), хвороба (disease - зв'язок із Довідником хвороб), лікування (treatment), дата діагнозу (diagnosis_date).</text:p>
            </text:list-item>
          </text:list>
        </text:list-item>
        <text:list-item>
          <text:p text:style-name="P25"><text:span text:style-name="Strong_20_Emphasis"><text:span text:style-name="T9">Модель </text:span></text:span><text:span text:style-name="Strong_20_Emphasis"><text:span text:style-name="Source_20_Text"><text:span text:style-name="T9">DiseaseDirectory</text:span></text:span></text:span><text:span text:style-name="Strong_20_Emphasis"><text:span text:style-name="T9">:</text:span></text:span></text:p>
          <text:list>
            <text:list-item>
              <text:p text:style-name="P27">Поля: назва хвороби (disease_name), категорія хвороби (disease_category - зв'язок із ієрархічною моделлю типів хвороб).</text:p>
            </text:list-item>
            <text:list-item>
              <text:p text:style-name="P26"><text:soft-page-break/><text:span text:style-name="Strong_20_Emphasis"><text:span text:style-name="T10">переход</text:span></text:span><text:span text:style-name="Strong_20_Emphasis"><text:span text:style-name="T10">гик</text:span></text:span><text:span text:style-name="T9"> ієрархія типів (parent_id, child_ids).</text:span></text:p>
            </text:list-item>
          </text:list>
        </text:list-item>
        <text:list-item>
          <text:p text:style-name="P25"><text:span text:style-name="Strong_20_Emphasis"><text:span text:style-name="T9">Модель </text:span></text:span><text:span text:style-name="Strong_20_Emphasis"><text:span text:style-name="Source_20_Text"><text:span text:style-name="T9">Appointment</text:span></text:span></text:span><text:span text:style-name="Strong_20_Emphasis"><text:span text:style-name="T9">:</text:span></text:span></text:p>
          <text:list>
            <text:list-item>
              <text:p text:style-name="P27">Поля: лікар (doctor), пацієнт (patient), дата і час прийому (appointment_date), діагноз (diagnosis), рекомендації (recommendations).</text:p>
            </text:list-item>
            <text:list-item>
              <text:p text:style-name="P27">Валідація: не дозволяти дублювати запис на той самий час; не дозволяти змінювати прийом, що вже відбувся.</text:p>
            </text:list-item>
          </text:list>
        </text:list-item>
        <text:list-item>
          <text:p text:style-name="P25"><text:span text:style-name="Strong_20_Emphasis"><text:span text:style-name="T9">Модель </text:span></text:span><text:span text:style-name="Strong_20_Emphasis"><text:span text:style-name="Source_20_Text"><text:span text:style-name="T9">DoctorSchedule</text:span></text:span></text:span><text:span text:style-name="Strong_20_Emphasis"><text:span text:style-name="T9">:</text:span></text:span></text:p>
          <text:list>
            <text:list-item>
              <text:p text:style-name="P27">Поля: лікар (doctor), дата (date), години прийому (working_hours).</text:p>
            </text:list-item>
            <text:list-item>
              <text:p text:style-name="P27">Валідація: перевірка, щоб години прийому не повторювались.</text:p>
            </text:list-item>
          </text:list>
        </text:list-item>
        <text:list-item>
          <text:p text:style-name="P25"><text:span text:style-name="Strong_20_Emphasis"><text:span text:style-name="T9">Модель </text:span></text:span><text:span text:style-name="Strong_20_Emphasis"><text:span text:style-name="Source_20_Text"><text:span text:style-name="T9">Investigation</text:span></text:span></text:span><text:span text:style-name="Strong_20_Emphasis"><text:span text:style-name="T9">:</text:span></text:span></text:p>
          <text:list>
            <text:list-item>
              <text:p text:style-name="P27">Поля: пацієнт (patient), тип дослідження (investigation_type - зв'язок із ієрархічною моделлю), лікар (doctor), який призначив, зразок (sample - зв'язок із типами зразків), висновки (conclusions).</text:p>
            </text:list-item>
          </text:list>
        </text:list-item>
        <text:list-item>
          <text:p text:style-name="P25"><text:span text:style-name="Strong_20_Emphasis"><text:span text:style-name="T9">Модель </text:span></text:span><text:span text:style-name="Strong_20_Emphasis"><text:span text:style-name="Source_20_Text"><text:span text:style-name="T9">SampleType</text:span></text:span></text:span><text:span text:style-name="Strong_20_Emphasis"><text:span text:style-name="T9">:</text:span></text:span></text:p>
          <text:list>
            <text:list-item>
              <text:p text:style-name="P27">Поля: тип зразка (sample_type_name).</text:p>
            </text:list-item>
          </text:list>
        </text:list-item>
        <text:list-item>
          <text:p text:style-name="P25"><text:span text:style-name="Strong_20_Emphasis"><text:span text:style-name="T9">Модель </text:span></text:span><text:span text:style-name="Strong_20_Emphasis"><text:span text:style-name="Source_20_Text"><text:span text:style-name="T9">DoctorHistory</text:span></text:span></text:span><text:span text:style-name="Strong_20_Emphasis"><text:span text:style-name="T9">:</text:span></text:span></text:p>
          <text:list>
            <text:list-item>
              <text:p text:style-name="P27">Поля: пацієнт (patient), лікар (doctor), дата призначення (assignment_date).</text:p>
            </text:list-item>
            <text:list-item>
              <text:p text:style-name="P28">Автоматичне створення запису в історії при зміні персонального лікаря.</text:p>
            </text:list-item>
          </text:list>
        </text:list-item>
      </text:list>
      <text:h text:style-name="P11" text:outline-level="3">Візарди</text:h>
      <text:list text:style-name="L3">
        <text:list-item>
          <text:p text:style-name="P33"><text:span text:style-name="Strong_20_Emphasis"><text:span text:style-name="T9">Візард для масового переназначення лікаря:</text:span></text:span></text:p>
          <text:list>
            <text:list-item>
              <text:p text:style-name="P29">Вибір декількох пацієнтів і зміна їх персонального лікаря через список моделі "Пацієнт".</text:p>
            </text:list-item>
          </text:list>
        </text:list-item>
        <text:list-item>
          <text:p text:style-name="P33"><text:span text:style-name="Strong_20_Emphasis"><text:span text:style-name="T9">Візард для переносу запису на інший час:</text:span></text:span></text:p>
          <text:list>
            <text:list-item>
              <text:p text:style-name="P29">Дозволяє змінювати час або лікаря для вже існуючого запису на прийом, якщо прийом ще не відбувся.</text:p>
            </text:list-item>
          </text:list>
        </text:list-item>
        <text:list-item>
          <text:p text:style-name="P33"><text:span text:style-name="Strong_20_Emphasis"><text:span text:style-name="T9">Візард для заповнення розкладу на тиждень:</text:span></text:span></text:p>
          <text:list>
            <text:list-item>
              <text:p text:style-name="P30">Створення розкладу лікаря на парні/непарні тижні.</text:p>
            </text:list-item>
          </text:list>
        </text:list-item>
      </text:list>
      <text:h text:style-name="P11" text:outline-level="3">Звіти</text:h>
      <text:list text:style-name="L4">
        <text:list-item>
          <text:p text:style-name="P34"><text:span text:style-name="Strong_20_Emphasis"><text:span text:style-name="T9">Звіт по хворобам за місяць:</text:span></text:span></text:p>
          <text:list>
            <text:list-item>
              <text:p text:style-name="P31">Обчислення кількості діагнозів кожної хвороби за обраний місяць.</text:p>
            </text:list-item>
            <text:list-item>
              <text:p text:style-name="P31">Доступ через меню "Друк" в перегляді лікаря або через загальне меню "Звітність".</text:p>
            </text:list-item>
          </text:list>
        </text:list-item>
        <text:list-item>
          <text:p text:style-name="P34"><text:span text:style-name="Strong_20_Emphasis"><text:span text:style-name="T9">Фіксація результатів:</text:span></text:span></text:p>
          <text:list>
            <text:list-item>
              <text:p text:style-name="P32">Автоматичне збереження змін та діагнозів в системі з забороною видаляти прийоми, до яких прив'язані діагнози.</text:p>
            </text:list-item>
          </text:list>
        </text:list-item>
      </text:list>
      <text:h text:style-name="P11" text:outline-level="3"><text:soft-page-break/>Права доступу</text:h>
      <text:p text:style-name="P12">Налаштуйте права доступу для базового користувача для перегляду, редагування та створення записів в кожній моделі.</text:p>
      <text:p text:style-name="P12">Ця структура допоможе вам створити всі необхідні моделі та функціонал для модуля "Лікарня" в Odoo 17.</text:p>
      <text:p text:style-name="P12"/>
      <text:p text:style-name="P13">================================================================</text:p>
      <text:p text:style-name="P17"><text:span text:style-name="T11">Щоб побудувати структуру модуля, перш за все, ми повинні перейти до шляху odoo-bin через термінал. Та ввести команду, щоб автоматично створити структуру модуля: </text:span><text:span text:style-name="T12">./odoo-bin scaffold module_name folder_name </text:span><text:span text:style-name="T14">Например </text:span><text:span text:style-name="T12">./odoo-bin scaffold module_hospital</text:span></text:p>
      <text:p text:style-name="P17"><text:span text:style-name="T13">А если нужно удалить модуль, то в</text:span><text:span text:style-name="T12">ыполните следующую команду в терминале, чтобы удалить этот модуль: rm -r ~/odoo17/module_hospital</text:span></text:p>
      <text:p text:style-name="P17"><text:span text:style-name="T12"/></text:p>
      <text:p text:style-name="P17"><text:span text:style-name="T12"/></text:p>
      <text:p text:style-name="P16"><text:span text:style-name="T11"/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f" svg:font-family="Alef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22:28:28.560062854</meta:creation-date>
    <meta:generator>LibreOffice/24.2.5.2$Linux_X86_64 LibreOffice_project/bffef4ea93e59bebbeaf7f431bb02b1a39ee8a59</meta:generator>
    <dc:date>2024-09-17T23:06:03.976297240</dc:date>
    <meta:editing-duration>PT11H45M53S</meta:editing-duration>
    <meta:editing-cycles>23</meta:editing-cycles>
    <meta:document-statistic meta:table-count="0" meta:image-count="0" meta:object-count="0" meta:page-count="5" meta:paragraph-count="90" meta:word-count="920" meta:character-count="6877" meta:non-whitespace-character-count="6089"/>
  </office:meta>
</office:document-meta>
</file>